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1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3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85" style:family="table-cell" style:parent-style-name="Default" style:data-style-name="N121">
      <style:map style:condition="cell-content()&gt;[.E14]*1.25" style:apply-style-name="Good" style:base-cell-address="Sheet1.J14"/>
    </style:style>
    <style:style style:name="ce86" style:family="table-cell" style:parent-style-name="Default" style:data-style-name="N121">
      <style:map style:condition="cell-content()&gt;[.E15]*1.25" style:apply-style-name="Good" style:base-cell-address="Sheet1.J15"/>
    </style:style>
    <style:style style:name="ce100" style:family="table-cell" style:parent-style-name="Default" style:data-style-name="N121">
      <style:map style:condition="cell-content()&gt;[.E16]*1.25" style:apply-style-name="Good" style:base-cell-address="Sheet1.J16"/>
    </style:style>
    <style:style style:name="ce101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20" style:family="table-cell" style:parent-style-name="Default" style:data-style-name="N121">
      <style:map style:condition="cell-content()&gt;0" style:apply-style-name="Bad" style:base-cell-address="Sheet1.K14"/>
    </style:style>
    <style:style style:name="ce121" style:family="table-cell" style:parent-style-name="Default" style:data-style-name="N121">
      <style:map style:condition="cell-content()&gt;0" style:apply-style-name="Bad" style:base-cell-address="Sheet1.K15"/>
    </style:style>
    <style:style style:name="ce122" style:family="table-cell" style:parent-style-name="Default" style:data-style-name="N121">
      <style:map style:condition="cell-content()&gt;0" style:apply-style-name="Bad" style:base-cell-address="Sheet1.K16"/>
    </style:style>
    <style:style style:name="ce123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58" style:family="table-cell" style:parent-style-name="Default" style:data-style-name="N121">
      <style:map style:condition="cell-content()&gt;0" style:apply-style-name="Bad" style:base-cell-address="Sheet1.L10"/>
    </style:style>
    <style:style style:name="ce159" style:family="table-cell" style:parent-style-name="Default" style:data-style-name="N121"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62" style:family="table-cell" style:parent-style-name="Default" style:data-style-name="N121">
      <style:map style:condition="cell-content()&gt;0" style:apply-style-name="Bad" style:base-cell-address="Sheet1.L14"/>
    </style:style>
    <style:style style:name="ce163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67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79" calcext:value-type="float">
            <text:p>1.579</text:p>
          </table:table-cell>
          <table:table-cell table:style-name="ce22" office:value-type="percentage" office:value="0.0161" calcext:value-type="percentage">
            <text:p>1.61%</text:p>
          </table:table-cell>
          <table:table-cell table:style-name="ce26" office:value-type="float" office:value="39.51" calcext:value-type="float">
            <text:p>39.51</text:p>
          </table:table-cell>
          <table:table-cell table:style-name="ce22" office:value-type="percentage" office:value="0.6871" calcext:value-type="percentage">
            <text:p>68.71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57" calcext:value-type="float" table:number-columns-spanned="5" table:number-rows-spanned="1">
            <text:p>1.65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52" calcext:value-type="percentage" table:number-columns-spanned="5" table:number-rows-spanned="1">
            <text:p>1.52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737" calcext:value-type="percentage" table:number-columns-spanned="1" table:number-rows-spanned="4">
            <text:p>17.37%</text:p>
          </table:table-cell>
          <table:table-cell office:value-type="string" calcext:value-type="string">
            <text:p>民生银行</text:p>
          </table:table-cell>
          <table:table-cell office:value-type="percentage" office:value="0.0357" calcext:value-type="percentage">
            <text:p>3.57%</text:p>
          </table:table-cell>
          <table:table-cell office:value-type="float" office:value="7.075" calcext:value-type="float">
            <text:p>7.075</text:p>
          </table:table-cell>
          <table:table-cell office:value-type="float" office:value="6.63" calcext:value-type="float">
            <text:p>6.630</text:p>
          </table:table-cell>
          <table:table-cell office:value-type="float" office:value="5.77" calcext:value-type="float">
            <text:p>5.77</text:p>
          </table:table-cell>
          <table:table-cell office:value-type="percentage" office:value="0.0184" calcext:value-type="percentage">
            <text:p>1.84%</text:p>
          </table:table-cell>
          <table:table-cell table:style-name="ce49" table:formula="of:=IF([.E6]&gt;0;[.F6]/[.E6]-1.0014;([.F6]-[.E6]))" office:value-type="percentage" office:value="-0.0642975265017669" calcext:value-type="percentage">
            <text:p>-6.43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6" calcext:value-type="float">
            <text:p>36.000</text:p>
          </table:table-cell>
          <table:table-cell office:value-type="float" office:value="11.27" calcext:value-type="float">
            <text:p>11.27</text:p>
          </table:table-cell>
          <table:table-cell office:value-type="percentage" office:value="0.0345" calcext:value-type="percentage">
            <text:p>3.45%</text:p>
          </table:table-cell>
          <table:table-cell table:style-name="ce49" table:formula="of:=IF([.E7]&gt;0;[.F7]/[.E7]-1.0014;([.F7]-[.E7]))" office:value-type="percentage" office:value="0.340631686859273" calcext:value-type="percentage">
            <text:p>34.06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41.9140625" calcext:value-type="float">
            <text:p>41.914</text:p>
          </table:table-cell>
          <table:table-cell table:style-name="ce113" table:formula="of:=IF([.F7]&lt;[.E7]*1.25; 0; [.J7]/1.25*0.92)" office:value-type="float" office:value="30.84875" calcext:value-type="float">
            <text:p>30.849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3.41" calcext:value-type="float">
            <text:p>3.410</text:p>
          </table:table-cell>
          <table:table-cell office:value-type="float" office:value="3.66" calcext:value-type="float">
            <text:p>3.660</text:p>
          </table:table-cell>
          <table:table-cell office:value-type="float" office:value="5.55" calcext:value-type="float">
            <text:p>5.55</text:p>
          </table:table-cell>
          <table:table-cell office:value-type="percentage" office:value="0.0167" calcext:value-type="percentage">
            <text:p>1.67%</text:p>
          </table:table-cell>
          <table:table-cell table:style-name="ce51" table:formula="of:=IF([.E8]&gt;0;[.F8]/[.E8]-1.0014;([.F8]-[.E8]))" office:value-type="percentage" office:value="0.0719137829912022" calcext:value-type="percentage">
            <text:p>7.19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2625" calcext:value-type="float">
            <text:p>4.263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76" calcext:value-type="percentage">
            <text:p>7.60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4.73" calcext:value-type="float">
            <text:p>14.730</text:p>
          </table:table-cell>
          <table:table-cell office:value-type="float" office:value="10.19" calcext:value-type="float">
            <text:p>10.19</text:p>
          </table:table-cell>
          <table:table-cell office:value-type="percentage" office:value="0.0976" calcext:value-type="percentage">
            <text:p>9.76%</text:p>
          </table:table-cell>
          <table:table-cell table:style-name="ce49" table:formula="of:=IF([.E9]&gt;0;[.F9]/[.E9]-1.0014;([.F9]-[.E9]))" office:value-type="percentage" office:value="0.441444548927417" calcext:value-type="percentage">
            <text:p>44.14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5.9515625" calcext:value-type="float">
            <text:p>15.952</text:p>
          </table:table-cell>
          <table:table-cell table:style-name="ce115" table:formula="of:=IF([.F9]&lt;[.E9]*1.25; 0; [.J9]/1.25*0.92)" office:value-type="float" office:value="11.74035" calcext:value-type="float">
            <text:p>11.740</text:p>
          </table:table-cell>
          <table:table-cell table:style-name="ce157" office:value-type="float" office:value="11.74" calcext:value-type="float">
            <text:p>11.740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0914" calcext:value-type="percentage" table:number-columns-spanned="1" table:number-rows-spanned="3">
            <text:p>9.14%</text:p>
          </table:table-cell>
          <table:table-cell office:value-type="string" calcext:value-type="string">
            <text:p>中国平安</text:p>
          </table:table-cell>
          <table:table-cell office:value-type="percentage" office:value="0.0455" calcext:value-type="percentage">
            <text:p>4.55%</text:p>
          </table:table-cell>
          <table:table-cell office:value-type="float" office:value="59.256" calcext:value-type="float">
            <text:p>59.256</text:p>
          </table:table-cell>
          <table:table-cell office:value-type="float" office:value="87" calcext:value-type="float">
            <text:p>87.000</text:p>
          </table:table-cell>
          <table:table-cell office:value-type="float" office:value="14.81" calcext:value-type="float">
            <text:p>14.81</text:p>
          </table:table-cell>
          <table:table-cell office:value-type="percentage" office:value="0.0816" calcext:value-type="percentage">
            <text:p>8.16%</text:p>
          </table:table-cell>
          <table:table-cell table:style-name="ce54" table:formula="of:=IF([.E10]&gt;0;[.F10]/[.E10]-1.0014;([.F10]-[.E10]))" office:value-type="percentage" office:value="0.466805751316322" calcext:value-type="percentage">
            <text:p>46.68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92.5875" calcext:value-type="float">
            <text:p>92.588</text:p>
          </table:table-cell>
          <table:table-cell table:style-name="ce116" table:formula="of:=IF([.F10]&lt;[.E10]*1.25; 0; [.J10]/1.25*0.92)" office:value-type="float" office:value="68.1444" calcext:value-type="float">
            <text:p>68.144</text:p>
          </table:table-cell>
          <table:table-cell table:style-name="ce158" office:value-type="float" office:value="68.144" calcext:value-type="float">
            <text:p>68.144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34.5" calcext:value-type="float">
            <text:p>34.500</text:p>
          </table:table-cell>
          <table:table-cell office:value-type="float" office:value="46.2" calcext:value-type="float">
            <text:p>46.200</text:p>
          </table:table-cell>
          <table:table-cell office:value-type="float" office:value="15.98" calcext:value-type="float">
            <text:p>15.98</text:p>
          </table:table-cell>
          <table:table-cell office:value-type="percentage" office:value="0.0682" calcext:value-type="percentage">
            <text:p>6.82%</text:p>
          </table:table-cell>
          <table:table-cell table:style-name="ce55" table:formula="of:=IF([.E11]&gt;0;[.F11]/[.E11]-1.0014;([.F11]-[.E11]))" office:value-type="percentage" office:value="0.337730434782609" calcext:value-type="percentage">
            <text:p>33.77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53.90625" calcext:value-type="float">
            <text:p>53.906</text:p>
          </table:table-cell>
          <table:table-cell table:style-name="ce117" table:formula="of:=IF([.F11]&lt;[.E11]*1.25; 0; [.J11]/1.25*0.92)" office:value-type="float" office:value="39.675" calcext:value-type="float">
            <text:p>39.675</text:p>
          </table:table-cell>
          <table:table-cell table:style-name="ce159" office:value-type="float" office:value="39.675" calcext:value-type="float">
            <text:p>39.67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4.5" calcext:value-type="float">
            <text:p>24.500</text:p>
          </table:table-cell>
          <table:table-cell office:value-type="float" office:value="31.62" calcext:value-type="float">
            <text:p>31.62</text:p>
          </table:table-cell>
          <table:table-cell office:value-type="percentage" office:value="0.0095" calcext:value-type="percentage">
            <text:p>0.95%</text:p>
          </table:table-cell>
          <table:table-cell table:style-name="ce54" table:formula="of:=IF([.E12]&gt;0;[.F12]/[.E12]-1.0014;([.F12]-[.E12]))" office:value-type="percentage" office:value="0.448647348484848" calcext:value-type="percentage">
            <text:p>44.86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6.4" calcext:value-type="float">
            <text:p>26.400</text:p>
          </table:table-cell>
          <table:table-cell table:style-name="ce118" table:formula="of:=IF([.F12]&lt;[.E12]*1.25; 0; [.J12]/1.25*0.92)" office:value-type="float" office:value="19.4304" calcext:value-type="float">
            <text:p>19.430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33" calcext:value-type="percentage">
            <text:p>13.30%</text:p>
          </table:table-cell>
          <table:table-cell office:value-type="string" calcext:value-type="string">
            <text:p>融创中国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7.05" calcext:value-type="float">
            <text:p>27.050</text:p>
          </table:table-cell>
          <table:table-cell office:value-type="float" office:value="41.75" calcext:value-type="float">
            <text:p>41.750</text:p>
          </table:table-cell>
          <table:table-cell office:value-type="float" office:value="9.81" calcext:value-type="float">
            <text:p>9.81</text:p>
          </table:table-cell>
          <table:table-cell office:value-type="percentage" office:value="-0.0291" calcext:value-type="percentage">
            <text:p>-2.91%</text:p>
          </table:table-cell>
          <table:table-cell table:style-name="ce59" table:formula="of:=IF([.E13]&gt;0;[.F13]/[.E13]-1.0014;([.F13]-[.E13]))" office:value-type="percentage" office:value="0.542038077634011" calcext:value-type="percentage">
            <text:p>54.20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2.265625" calcext:value-type="float">
            <text:p>42.266</text:p>
          </table:table-cell>
          <table:table-cell table:style-name="ce119" table:formula="of:=IF([.F13]&lt;[.E13]*1.25; 0; [.J13]/1.25*0.92)" office:value-type="float" office:value="31.1075" calcext:value-type="float">
            <text:p>31.108</text:p>
          </table:table-cell>
          <table:table-cell table:style-name="ce161" office:value-type="float" office:value="38.884" calcext:value-type="float">
            <text:p>38.884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71" calcext:value-type="percentage">
            <text:p>3.71%</text:p>
          </table:table-cell>
          <table:table-cell office:value-type="string" calcext:value-type="string">
            <text:p>美的集团</text:p>
          </table:table-cell>
          <table:table-cell office:value-type="percentage" office:value="0.0371" calcext:value-type="percentage">
            <text:p>3.71%</text:p>
          </table:table-cell>
          <table:table-cell office:value-type="float" office:value="46.412" calcext:value-type="float">
            <text:p>46.412</text:p>
          </table:table-cell>
          <table:table-cell office:value-type="float" office:value="55.08" calcext:value-type="float">
            <text:p>55.080</text:p>
          </table:table-cell>
          <table:table-cell office:value-type="float" office:value="18.02" calcext:value-type="float">
            <text:p>18.02</text:p>
          </table:table-cell>
          <table:table-cell office:value-type="percentage" office:value="0.1303" calcext:value-type="percentage">
            <text:p>13.03%</text:p>
          </table:table-cell>
          <table:table-cell table:style-name="ce60" table:formula="of:=IF([.E14]&gt;0;[.F14]/[.E14]-1.0014;([.F14]-[.E14]))" office:value-type="percentage" office:value="0.185362044298888" calcext:value-type="percentage">
            <text:p>18.54%</text:p>
          </table:table-cell>
          <table:table-cell table:style-name="ce8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8.015" calcext:value-type="float">
            <text:p>58.015</text:p>
          </table:table-cell>
          <table:table-cell table:style-name="ce120" table:formula="of:=IF([.F14]&lt;[.E14]*1.25; 0; [.J14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259" calcext:value-type="percentage">
            <text:p>2.59%</text:p>
          </table:table-cell>
          <table:table-cell office:value-type="string" calcext:value-type="string">
            <text:p>分众传媒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6.122" calcext:value-type="float">
            <text:p>6.122</text:p>
          </table:table-cell>
          <table:table-cell office:value-type="float" office:value="6.94" calcext:value-type="float">
            <text:p>6.940</text:p>
          </table:table-cell>
          <table:table-cell office:value-type="float" office:value="14.77" calcext:value-type="float">
            <text:p>14.77</text:p>
          </table:table-cell>
          <table:table-cell office:value-type="percentage" office:value="-0.0086" calcext:value-type="percentage">
            <text:p>-0.86%</text:p>
          </table:table-cell>
          <table:table-cell table:style-name="ce61" table:formula="of:=IF([.E15]&gt;0;[.F15]/[.E15]-1.0014;([.F15]-[.E15]))" office:value-type="percentage" office:value="0.132216465207448" calcext:value-type="percentage">
            <text:p>13.22%</text:p>
          </table:table-cell>
          <table:table-cell table:style-name="ce8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.6525" calcext:value-type="float">
            <text:p>7.653</text:p>
          </table:table-cell>
          <table:table-cell table:style-name="ce121" table:formula="of:=IF([.F15]&lt;[.E15]*1.25; 0; [.J15]/1.25*0.92)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44" calcext:value-type="percentage">
            <text:p>1.44%</text:p>
          </table:table-cell>
          <table:table-cell office:value-type="string" calcext:value-type="string">
            <text:p>西宁特钢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5.772" calcext:value-type="float">
            <text:p>5.772</text:p>
          </table:table-cell>
          <table:table-cell office:value-type="float" office:value="4.19" calcext:value-type="float">
            <text:p>4.19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024" calcext:value-type="percentage">
            <text:p>-0.24%</text:p>
          </table:table-cell>
          <table:table-cell table:style-name="ce63" table:formula="of:=IF([.E16]&gt;0;[.F16]/[.E16]-1.0014;([.F16]-[.E16]))" office:value-type="percentage" office:value="-0.275481774081774" calcext:value-type="percentage">
            <text:p>-27.55%</text:p>
          </table:table-cell>
          <table:table-cell table:style-name="ce10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15" calcext:value-type="float">
            <text:p>7.215</text:p>
          </table:table-cell>
          <table:table-cell table:style-name="ce122" table:formula="of:=IF([.F16]&lt;[.E16]*1.25; 0; [.J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4" office:value-type="percentage" office:value="0.0155" calcext:value-type="percentage">
            <text:p>1.55%</text:p>
          </table:table-cell>
          <table:table-cell office:value-type="string" calcext:value-type="string">
            <text:p>泸州老窖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65.767" calcext:value-type="float">
            <text:p>65.767</text:p>
          </table:table-cell>
          <table:table-cell office:value-type="float" office:value="69.14" calcext:value-type="float">
            <text:p>69.140</text:p>
          </table:table-cell>
          <table:table-cell office:value-type="float" office:value="30.58" calcext:value-type="float">
            <text:p>30.58</text:p>
          </table:table-cell>
          <table:table-cell office:value-type="percentage" office:value="-0.0066" calcext:value-type="percentage">
            <text:p>-0.66%</text:p>
          </table:table-cell>
          <table:table-cell table:style-name="ce64" table:formula="of:=IF([.E17]&gt;0;[.F17]/[.E17]-1.0014;([.F17]-[.E17]))" office:value-type="percentage" office:value="0.0498871196800828" calcext:value-type="percentage">
            <text:p>4.99%</text:p>
          </table:table-cell>
          <table:table-cell table:style-name="ce101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82.20875" calcext:value-type="float">
            <text:p>82.209</text:p>
          </table:table-cell>
          <table:table-cell table:style-name="ce123" table:formula="of:=IF([.F17]&lt;[.E17]*1.25; 0; [.J1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68" calcext:value-type="percentage">
            <text:p>0.68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2.15" calcext:value-type="float">
            <text:p>2.150</text:p>
          </table:table-cell>
          <table:table-cell office:value-type="float" office:value="10.64" calcext:value-type="float">
            <text:p>10.64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348" calcext:value-type="percentage">
            <text:p>3.48%</text:p>
          </table:table-cell>
          <table:table-cell table:style-name="ce65" table:formula="of:=IF([.E18]&gt;0;[.F18]/[.E18]-1.0014;([.F18]-[.E18]))" office:value-type="percentage" office:value="3.94743720930233" calcext:value-type="percentage">
            <text:p>394.74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2.814998626709" calcext:value-type="float">
            <text:p>12.815</text:p>
          </table:table-cell>
          <table:table-cell table:style-name="ce124" table:formula="of:=IF([.F18]&lt;[.E18]*1.25; 0; [.J18]/1.25*0.92)" office:value-type="float" office:value="9.43183898925781" calcext:value-type="float">
            <text:p>9.43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31" calcext:value-type="float" table:number-columns-spanned="5" table:number-rows-spanned="1">
            <text:p>1.3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23" calcext:value-type="percentage" table:number-columns-spanned="5" table:number-rows-spanned="1">
            <text:p>2.23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1014" calcext:value-type="percentage" table:number-columns-spanned="1" table:number-rows-spanned="3">
            <text:p>10.14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611" calcext:value-type="percentage">
            <text:p>6.11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68" calcext:value-type="float">
            <text:p>2.6800</text:p>
          </table:table-cell>
          <table:table-cell office:value-type="float" office:value="5.05" calcext:value-type="float">
            <text:p>5.05</text:p>
          </table:table-cell>
          <table:table-cell office:value-type="percentage" office:value="0.0939" calcext:value-type="percentage">
            <text:p>9.39%</text:p>
          </table:table-cell>
          <table:table-cell table:style-name="ce67" table:formula="of:=IF([.E22]&gt;0;[.F22]/[.E22]-1.0014;([.F22]-[.E22]))" office:value-type="percentage" office:value="-0.0155984845140881" calcext:value-type="percentage">
            <text:p>-1.56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5" calcext:value-type="percentage">
            <text:p>1.50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0.02" calcext:value-type="float">
            <text:p>30.02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183" calcext:value-type="percentage">
            <text:p>-1.83%</text:p>
          </table:table-cell>
          <table:table-cell table:style-name="ce68" table:formula="of:=IF([.E23]&gt;0;[.F23]/[.E23]-1.0014;([.F23]-[.E23]))" office:value-type="percentage" office:value="-0.252678214241177" calcext:value-type="percentage">
            <text:p>-25.27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53" calcext:value-type="percentage">
            <text:p>2.53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86.81" calcext:value-type="float">
            <text:p>186.8100</text:p>
          </table:table-cell>
          <table:table-cell office:value-type="float" office:value="46.86" calcext:value-type="float">
            <text:p>46.86</text:p>
          </table:table-cell>
          <table:table-cell office:value-type="percentage" office:value="-0.0104" calcext:value-type="percentage">
            <text:p>-1.04%</text:p>
          </table:table-cell>
          <table:table-cell table:style-name="ce67" table:formula="of:=IF([.E24]&gt;0;[.F24]/[.E24]-1.0014;([.F24]-[.E24]))" office:value-type="percentage" office:value="0.0670925395415449" calcext:value-type="percentage">
            <text:p>6.71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95" calcext:value-type="percentage">
            <text:p>2.95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95" calcext:value-type="percentage">
            <text:p>2.95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78.25" calcext:value-type="float">
            <text:p>178.2500</text:p>
          </table:table-cell>
          <table:table-cell office:value-type="float" office:value="23.03" calcext:value-type="float">
            <text:p>23.03</text:p>
          </table:table-cell>
          <table:table-cell office:value-type="percentage" office:value="-0.0046" calcext:value-type="percentage">
            <text:p>-0.46%</text:p>
          </table:table-cell>
          <table:table-cell table:style-name="ce67" table:formula="of:=IF([.E25]&gt;0;[.F25]/[.E25]-1.0014;([.F25]-[.E25]))" office:value-type="percentage" office:value="0.018142615737391" calcext:value-type="percentage">
            <text:p>1.81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67" calcext:value-type="percentage">
            <text:p>2.67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67" calcext:value-type="percentage">
            <text:p>2.67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4.64" calcext:value-type="float">
            <text:p>4.6400</text:p>
          </table:table-cell>
          <table:table-cell office:value-type="float" office:value="7.88" calcext:value-type="float">
            <text:p>7.88</text:p>
          </table:table-cell>
          <table:table-cell office:value-type="percentage" office:value="-0.0333" calcext:value-type="percentage">
            <text:p>-3.33%</text:p>
          </table:table-cell>
          <table:table-cell table:style-name="ce70" table:formula="of:=IF([.E26]&gt;0;[.F26]/[.E26]-1.0014;([.F26]-[.E26]))" office:value-type="percentage" office:value="-0.089450314465409" calcext:value-type="percentage">
            <text:p>-8.95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6" calcext:value-type="float">
            <text:p>6.360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229" calcext:value-type="percentage">
            <text:p>2.29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229" calcext:value-type="percentage">
            <text:p>2.29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30.42" calcext:value-type="float">
            <text:p>30.4200</text:p>
          </table:table-cell>
          <table:table-cell office:value-type="float" office:value="12.67" calcext:value-type="float">
            <text:p>12.67</text:p>
          </table:table-cell>
          <table:table-cell office:value-type="percentage" office:value="0.0066" calcext:value-type="percentage">
            <text:p>0.66%</text:p>
          </table:table-cell>
          <table:table-cell table:style-name="ce71" table:formula="of:=IF([.E27]&gt;0;[.F27]/[.E27]-1.0014;([.F27]-[.E27]))" office:value-type="percentage" office:value="0.108685281699649" calcext:value-type="percentage">
            <text:p>10.87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88" calcext:value-type="percentage">
            <text:p>0.88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38" calcext:value-type="float">
            <text:p>1.3800</text:p>
          </table:table-cell>
          <table:table-cell office:value-type="float" office:value="2.98" calcext:value-type="float">
            <text:p>2.98</text:p>
          </table:table-cell>
          <table:table-cell office:value-type="percentage" office:value="0" calcext:value-type="percentage">
            <text:p>0.00%</text:p>
          </table:table-cell>
          <table:table-cell table:style-name="ce72" table:formula="of:=IF([.E28]&gt;0;[.F28]/[.E28]-1.0014;([.F28]-[.E28]))" office:value-type="percentage" office:value="-0.191303140592897" calcext:value-type="percentage">
            <text:p>-19.13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43173.637623" calcext:value-type="float">
            <text:p>243173.64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0">00/00/0000</text:date>, <text:time style:data-style-name="N2" text:time-value="21:29:31.654706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4-20T21:51:23.466127370</dc:date>
    <meta:editing-duration>P1DT21H36M15S</meta:editing-duration>
    <meta:editing-cycles>271</meta:editing-cycles>
    <meta:generator>LibreOffice/6.0.7.3$Linux_X86_64 LibreOffice_project/00m0$Build-3</meta:generator>
    <meta:document-statistic meta:table-count="1" meta:cell-count="309" meta:object-count="0"/>
  </office:meta>
</office:document-meta>
</file>